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4328f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4328f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4328f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4328f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4328f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4328f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4328f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4328f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4328f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4328f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4328f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4328f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4328f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4328f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4328f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4328f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4328f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Avril Miranda Ordaz Rojas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3/3/201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717547316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1ER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Andrea Del Valle Rojas Gambo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7547316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8:55.242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2" meta:paragraph-count="15" meta:word-count="178" meta:character-count="1166" meta:non-whitespace-character-count="997"/>
    <meta:template xlink:type="simple" xlink:actuate="onRequest" xlink:title="Normal" xlink:href=""/>
  </office:meta>
</office:document-meta>
</file>